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ans Serif" svg:font-family="'Sans Serif'"/>
    <style:font-face style:name="inherit" svg:font-family="inherit"/>
  </office:font-face-decls>
  <office:automatic-styles>
    <style:style style:name="P1" style:family="paragraph" style:parent-style-name="Standard">
      <style:text-properties fo:color="#ffff00" loext:opacity="100%" fo:font-size="12pt" fo:language="es" fo:country="EC" style:font-size-asian="12pt" style:font-size-complex="12pt"/>
    </style:style>
    <style:style style:name="P2" style:family="paragraph" style:parent-style-name="Standard">
      <style:text-properties fo:font-size="12pt" fo:language="es" fo:country="EC" style:font-size-asian="12pt" style:font-size-complex="12pt"/>
    </style:style>
    <style:style style:name="P3" style:family="paragraph" style:parent-style-name="Standard">
      <style:text-properties fo:font-size="12pt" fo:language="es" fo:country="EC" officeooo:paragraph-rsid="000f8b1f" style:font-size-asian="12pt" style:font-size-complex="12pt"/>
    </style:style>
    <style:style style:name="P4" style:family="paragraph" style:parent-style-name="Standard">
      <style:text-properties fo:font-size="12pt" fo:language="es" fo:country="EC" officeooo:rsid="0014e190" officeooo:paragraph-rsid="0014e190" style:font-size-asian="12pt" style:font-size-complex="12pt"/>
    </style:style>
    <style:style style:name="P5" style:family="paragraph" style:parent-style-name="Standard">
      <style:text-properties fo:font-size="12pt" fo:language="es" fo:country="EC" officeooo:rsid="0017beb2" officeooo:paragraph-rsid="0017beb2" style:font-size-asian="12pt" style:font-size-complex="12pt"/>
    </style:style>
    <style:style style:name="P6" style:family="paragraph" style:parent-style-name="Standard">
      <style:text-properties fo:font-size="12pt" fo:language="es" fo:country="EC" officeooo:rsid="00160158" officeooo:paragraph-rsid="00160158" style:font-size-asian="12pt" style:font-size-complex="12pt"/>
    </style:style>
    <style:style style:name="P7" style:family="paragraph" style:parent-style-name="Standard">
      <style:text-properties fo:font-size="12pt" fo:language="es" fo:country="EC" officeooo:paragraph-rsid="0017beb2" style:font-size-asian="12pt" style:font-size-complex="12pt"/>
    </style:style>
    <style:style style:name="P8" style:family="paragraph" style:parent-style-name="Standard">
      <style:text-properties fo:font-size="12pt" fo:language="es" fo:country="EC" officeooo:rsid="0020b140" officeooo:paragraph-rsid="0020b140" style:font-size-asian="12pt" style:font-size-complex="12pt"/>
    </style:style>
    <style:style style:name="P9" style:family="paragraph" style:parent-style-name="Standard">
      <style:text-properties fo:font-size="12pt" fo:language="es" fo:country="EC" officeooo:rsid="001b2505" officeooo:paragraph-rsid="001b2505" style:font-size-asian="12pt" style:font-size-complex="12pt"/>
    </style:style>
    <style:style style:name="P10" style:family="paragraph" style:parent-style-name="Standard">
      <style:text-properties fo:font-size="12pt" fo:language="es" fo:country="EC" fo:font-weight="bold" officeooo:rsid="0013969a" officeooo:paragraph-rsid="0013969a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language="es" fo:country="EC" fo:font-weight="bold" officeooo:rsid="0014e190" officeooo:paragraph-rsid="0014e190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language="es" fo:country="EC" fo:font-weight="bold" officeooo:rsid="0020b140" officeooo:paragraph-rsid="0020b140" style:font-size-asian="12pt" style:font-weight-asian="bold" style:font-size-complex="12pt" style:font-weight-complex="bold"/>
    </style:style>
    <style:style style:name="P13" style:family="paragraph" style:parent-style-name="Standard">
      <style:text-properties fo:color="#ffbf00" loext:opacity="100%" fo:font-size="12pt" fo:language="es" fo:country="EC" style:font-size-asian="12pt" style:font-size-complex="12pt"/>
    </style:style>
    <style:style style:name="P14" style:family="paragraph" style:parent-style-name="Standard">
      <style:text-properties fo:color="#2a6099" loext:opacity="100%" fo:font-size="12pt" fo:language="es" fo:country="EC" style:font-size-asian="12pt" style:font-size-complex="12pt"/>
    </style:style>
    <style:style style:name="P15" style:family="paragraph" style:parent-style-name="Standard">
      <style:text-properties fo:color="#2a6099" loext:opacity="100%" fo:font-size="12pt" fo:language="es" fo:country="EC" officeooo:rsid="000f8b1f" officeooo:paragraph-rsid="000f8b1f" style:font-size-asian="12pt" style:font-size-complex="12pt"/>
    </style:style>
    <style:style style:name="P16" style:family="paragraph" style:parent-style-name="Standard">
      <style:text-properties fo:color="#2a6099" loext:opacity="100%" fo:font-size="12pt" fo:language="es" fo:country="EC" officeooo:rsid="001b2505" officeooo:paragraph-rsid="001b2505" style:font-size-asian="12pt" style:font-size-complex="12pt"/>
    </style:style>
    <style:style style:name="P17" style:family="paragraph" style:parent-style-name="Text_20_body">
      <style:text-properties style:font-name="Sans Serif" fo:font-size="10.5pt" fo:language="es" fo:country="EC" officeooo:rsid="0020b140" officeooo:paragraph-rsid="0020b140" style:font-size-asian="12pt" style:font-size-complex="12pt"/>
    </style:style>
    <style:style style:name="P18" style:family="paragraph" style:parent-style-name="Text_20_body">
      <style:text-properties style:font-name="Sans Serif" fo:font-size="10.5pt" fo:language="es" fo:country="EC" officeooo:rsid="00226cfa" officeooo:paragraph-rsid="00226cfa" style:font-size-asian="12pt" style:font-size-complex="12pt"/>
    </style:style>
    <style:style style:name="P19" style:family="paragraph" style:parent-style-name="Text_20_body">
      <style:text-properties style:font-name="Sans Serif" fo:font-size="10.5pt" officeooo:paragraph-rsid="00226cfa"/>
    </style:style>
    <style:style style:name="P20" style:family="paragraph" style:parent-style-name="Text_20_body">
      <style:text-properties style:font-name="Sans Serif" fo:font-size="10.5pt" officeooo:rsid="00226cfa" officeooo:paragraph-rsid="00226cfa"/>
    </style:style>
    <style:style style:name="P21" style:family="paragraph" style:parent-style-name="Text_20_body">
      <style:text-properties style:font-name="Sans Serif" fo:font-size="10.5pt" officeooo:rsid="00226cfa" officeooo:paragraph-rsid="0023b99b"/>
    </style:style>
    <style:style style:name="P22" style:family="paragraph" style:parent-style-name="Text_20_body">
      <style:text-properties style:font-name="Sans Serif" fo:font-size="10.5pt" officeooo:rsid="0024c856" officeooo:paragraph-rsid="0024c856"/>
    </style:style>
    <style:style style:name="P23" style:family="paragraph" style:parent-style-name="Text_20_body">
      <style:text-properties style:font-name="Sans Serif" fo:font-size="10.5pt" officeooo:paragraph-rsid="0024c856"/>
    </style:style>
    <style:style style:name="P24" style:family="paragraph" style:parent-style-name="Text_20_body">
      <style:text-properties style:font-name="Sans Serif" fo:font-size="10.5pt" officeooo:rsid="00264b77" officeooo:paragraph-rsid="00264b77"/>
    </style:style>
    <style:style style:name="P25" style:family="paragraph" style:parent-style-name="Text_20_body">
      <style:text-properties style:font-name="Sans Serif" fo:font-size="10.5pt" officeooo:paragraph-rsid="00264b77"/>
    </style:style>
    <style:style style:name="P26" style:family="paragraph" style:parent-style-name="Text_20_body">
      <style:text-properties style:font-name="Sans Serif" fo:font-size="10.5pt" officeooo:rsid="0026d1fb" officeooo:paragraph-rsid="0026d1fb"/>
    </style:style>
    <style:style style:name="P27" style:family="paragraph" style:parent-style-name="Text_20_body">
      <style:text-properties style:font-name="Sans Serif" fo:font-size="10.5pt" officeooo:paragraph-rsid="0026d1fb"/>
    </style:style>
    <style:style style:name="P28" style:family="paragraph" style:parent-style-name="Text_20_body">
      <style:text-properties style:font-name="Sans Serif" fo:font-size="10.5pt" fo:font-style="italic" officeooo:paragraph-rsid="0026d1fb" style:font-style-asian="italic" style:font-style-complex="italic"/>
    </style:style>
    <style:style style:name="P29" style:family="paragraph" style:parent-style-name="Text_20_body">
      <style:text-properties style:font-name="Sans Serif" fo:font-size="10.5pt" fo:font-style="italic" officeooo:rsid="002816f0" officeooo:paragraph-rsid="002816f0" style:font-style-asian="italic" style:font-style-complex="italic"/>
    </style:style>
    <style:style style:name="P30" style:family="paragraph" style:parent-style-name="Text_20_body">
      <style:text-properties style:font-name="Sans Serif" fo:font-size="12pt" fo:language="es" fo:country="EC" officeooo:paragraph-rsid="0017beb2" style:font-size-asian="12pt" style:font-size-complex="12pt"/>
    </style:style>
    <style:style style:name="P31" style:family="paragraph" style:parent-style-name="Text_20_body">
      <style:text-properties style:font-name="Sans Serif" fo:font-size="12pt" fo:language="es" fo:country="EC" officeooo:paragraph-rsid="0019ae9d" style:font-size-asian="12pt" style:font-size-complex="12pt"/>
    </style:style>
    <style:style style:name="P32" style:family="paragraph" style:parent-style-name="Text_20_body">
      <style:text-properties style:font-name="Sans Serif" fo:font-size="12pt" fo:language="es" fo:country="EC" officeooo:rsid="001b2505" officeooo:paragraph-rsid="001b2505" style:font-size-asian="12pt" style:font-size-complex="12pt"/>
    </style:style>
    <style:style style:name="P33" style:family="paragraph" style:parent-style-name="Text_20_body">
      <style:text-properties style:font-name="Sans Serif" fo:font-size="12pt" fo:language="es" fo:country="EC" officeooo:rsid="0019ae9d" officeooo:paragraph-rsid="0019ae9d" style:font-size-asian="12pt" style:font-size-complex="12pt"/>
    </style:style>
    <style:style style:name="P34" style:family="paragraph" style:parent-style-name="Text_20_body">
      <style:text-properties fo:font-size="12pt" fo:language="es" fo:country="EC" officeooo:rsid="0019ae9d" officeooo:paragraph-rsid="0019ae9d" style:font-size-asian="12pt" style:font-size-complex="12pt"/>
    </style:style>
    <style:style style:name="P35" style:family="paragraph" style:parent-style-name="Text_20_body">
      <style:text-properties fo:font-size="12pt" fo:language="es" fo:country="EC" officeooo:rsid="001b2505" officeooo:paragraph-rsid="001b2505" style:font-size-asian="12pt" style:font-size-complex="12pt"/>
    </style:style>
    <style:style style:name="P36" style:family="paragraph" style:parent-style-name="Text_20_body">
      <style:text-properties fo:font-size="12pt" fo:language="es" fo:country="EC" officeooo:rsid="0020b140" officeooo:paragraph-rsid="0020b140" style:font-size-asian="12pt" style:font-size-complex="12pt"/>
    </style:style>
    <style:style style:name="P37" style:family="paragraph" style:parent-style-name="Text_20_body">
      <style:text-properties fo:language="es" fo:country="EC"/>
    </style:style>
    <style:style style:name="P38" style:family="paragraph" style:parent-style-name="Text_20_body">
      <style:text-properties fo:color="#2a6099" loext:opacity="100%" style:font-name="Sans Serif" fo:font-size="10.5pt" fo:language="es" fo:country="EC" officeooo:rsid="00226cfa" officeooo:paragraph-rsid="00226cfa" style:font-size-asian="12pt" style:font-size-complex="12pt"/>
    </style:style>
    <style:style style:name="P39" style:family="paragraph" style:parent-style-name="Text_20_body">
      <style:text-properties fo:color="#2a6099" loext:opacity="100%" style:font-name="Sans Serif" fo:font-size="12pt" fo:language="es" fo:country="EC" officeooo:rsid="001b2505" officeooo:paragraph-rsid="001b2505" style:font-size-asian="12pt" style:font-size-complex="12pt"/>
    </style:style>
    <style:style style:name="P40" style:family="paragraph" style:parent-style-name="Text_20_body">
      <style:text-properties fo:color="#2a6099" loext:opacity="100%" fo:font-size="12pt" fo:language="es" fo:country="EC" officeooo:rsid="0020b140" officeooo:paragraph-rsid="0020b140" style:font-size-asian="12pt" style:font-size-complex="12pt"/>
    </style:style>
    <style:style style:name="P41" style:family="paragraph" style:parent-style-name="Text_20_body">
      <style:text-properties fo:font-variant="normal" fo:text-transform="none" fo:color="#374151" loext:opacity="100%" style:font-name="S hne" fo:font-size="12pt" fo:letter-spacing="normal" fo:font-style="normal" fo:font-weight="normal" officeooo:rsid="0024c856" officeooo:paragraph-rsid="0024c856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style="italic" style:font-style-asian="italic" style:font-style-complex="italic"/>
    </style:style>
    <style:style style:name="T3" style:family="text">
      <style:text-properties fo:color="#ffff00" loext:opacity="100%"/>
    </style:style>
    <style:style style:name="T4" style:family="text">
      <style:text-properties officeooo:rsid="00132696"/>
    </style:style>
    <style:style style:name="T5" style:family="text">
      <style:text-properties officeooo:rsid="0013969a"/>
    </style:style>
    <style:style style:name="T6" style:family="text">
      <style:text-properties fo:font-weight="bold" officeooo:rsid="0013969a" style:font-weight-asian="bold" style:font-weight-complex="bold"/>
    </style:style>
    <style:style style:name="T7" style:family="text">
      <style:text-properties fo:font-variant="normal" fo:text-transform="none" fo:color="#202124" loext:opacity="100%" style:font-name="inherit" fo:letter-spacing="normal" fo:font-style="normal"/>
    </style:style>
    <style:style style:name="T8" style:family="text">
      <style:text-properties fo:font-variant="normal" fo:text-transform="none" fo:color="#202124" loext:opacity="100%" style:font-name="inherit" fo:letter-spacing="normal" fo:font-style="normal" fo:font-weight="normal"/>
    </style:style>
    <style:style style:name="T9" style:family="text">
      <style:text-properties fo:font-variant="normal" fo:text-transform="none" fo:color="#202124" loext:opacity="100%" style:font-name="inherit" fo:letter-spacing="normal" fo:font-style="normal" fo:font-weight="normal" officeooo:rsid="0017beb2"/>
    </style:style>
    <style:style style:name="T10" style:family="text">
      <style:text-properties fo:font-variant="normal" fo:text-transform="none" fo:color="#202124" loext:opacity="100%" style:font-name="inherit" fo:letter-spacing="normal" fo:font-style="normal" fo:font-weight="normal" officeooo:rsid="0019ae9d"/>
    </style:style>
    <style:style style:name="T11" style:family="text">
      <style:text-properties fo:font-variant="normal" fo:text-transform="none" fo:color="#202124" loext:opacity="100%" style:font-name="inherit" fo:letter-spacing="normal" fo:font-style="normal" fo:font-weight="normal" officeooo:rsid="001b2505"/>
    </style:style>
    <style:style style:name="T12" style:family="text">
      <style:text-properties fo:font-variant="normal" fo:text-transform="none" fo:color="#202124" loext:opacity="100%" style:font-name="inherit" fo:letter-spacing="normal" fo:font-style="normal" fo:font-weight="normal" loext:padding="0.049cm" loext:border="0.06pt solid #d9d9e3"/>
    </style:style>
    <style:style style:name="T13" style:family="text">
      <style:text-properties fo:font-variant="normal" fo:text-transform="none" fo:color="#202124" loext:opacity="100%" style:font-name="inherit" fo:letter-spacing="normal" fo:font-style="normal" officeooo:rsid="0017beb2"/>
    </style:style>
    <style:style style:name="T14" style:family="text">
      <style:text-properties fo:font-variant="normal" fo:text-transform="none" fo:color="#202124" loext:opacity="100%" style:font-name="inherit" fo:letter-spacing="normal" fo:language="es" fo:country="EC" fo:font-style="normal" fo:font-weight="normal" style:font-size-asian="12pt" style:font-size-complex="12pt"/>
    </style:style>
    <style:style style:name="T15" style:family="text">
      <style:text-properties fo:font-variant="normal" fo:text-transform="none" fo:color="#202124" loext:opacity="100%" style:font-name="inherit" fo:letter-spacing="normal" fo:language="es" fo:country="EC" fo:font-style="normal" fo:font-weight="normal" officeooo:rsid="00226cfa" style:font-size-asian="12pt" style:font-size-complex="12pt"/>
    </style:style>
    <style:style style:name="T16" style:family="text">
      <style:text-properties fo:font-variant="normal" fo:text-transform="none" fo:color="#202124" loext:opacity="100%" style:font-name="inherit" fo:letter-spacing="normal" fo:language="es" fo:country="EC" fo:font-style="normal" fo:font-weight="normal" officeooo:rsid="0023b99b" style:font-size-asian="12pt" style:font-size-complex="12pt"/>
    </style:style>
    <style:style style:name="T17" style:family="text">
      <style:text-properties fo:font-variant="normal" fo:text-transform="none" fo:color="#202124" loext:opacity="100%" style:font-name="inherit" fo:letter-spacing="normal" fo:language="es" fo:country="EC" fo:font-style="normal" fo:font-weight="normal" officeooo:rsid="0024c856" style:font-size-asian="12pt" style:font-size-complex="12pt"/>
    </style:style>
    <style:style style:name="T18" style:family="text">
      <style:text-properties fo:font-variant="normal" fo:text-transform="none" fo:color="#202124" loext:opacity="100%" style:font-name="inherit" fo:letter-spacing="normal" fo:language="es" fo:country="EC" fo:font-style="normal" fo:font-weight="normal" officeooo:rsid="0024c856" fo:background-color="#ffff00" loext:char-shading-value="0" style:font-size-asian="12pt" style:font-size-complex="12pt"/>
    </style:style>
    <style:style style:name="T19" style:family="text">
      <style:text-properties fo:font-variant="normal" fo:text-transform="none" fo:color="#202124" loext:opacity="100%" style:font-name="inherit" fo:letter-spacing="normal" fo:language="es" fo:country="EC" fo:font-style="normal" fo:font-weight="normal" officeooo:rsid="00264b77" fo:background-color="#ffff00" loext:char-shading-value="0" style:font-size-asian="12pt" style:font-size-complex="12pt"/>
    </style:style>
    <style:style style:name="T20" style:family="text">
      <style:text-properties fo:font-variant="normal" fo:text-transform="none" fo:color="#202124" loext:opacity="100%" style:font-name="inherit" fo:font-size="12pt" fo:letter-spacing="normal" fo:language="es" fo:country="EC" fo:font-style="normal" fo:font-weight="normal" style:font-size-asian="12pt" style:font-size-complex="12pt"/>
    </style:style>
    <style:style style:name="T21" style:family="text">
      <style:text-properties fo:font-variant="normal" fo:text-transform="none" fo:color="#202124" loext:opacity="100%" style:font-name="inherit" fo:font-size="12pt" fo:letter-spacing="normal" fo:language="es" fo:country="EC" fo:font-style="normal" fo:font-weight="normal" officeooo:rsid="00264b77" style:font-size-asian="12pt" style:font-size-complex="12pt"/>
    </style:style>
    <style:style style:name="T22" style:family="text">
      <style:text-properties fo:font-variant="normal" fo:text-transform="none" fo:color="#202124" loext:opacity="100%" style:font-name="inherit" fo:font-size="12pt" fo:letter-spacing="normal" fo:language="es" fo:country="EC" fo:font-style="normal" fo:font-weight="normal" officeooo:rsid="0026d1fb" style:font-size-asian="12pt" style:font-size-complex="12pt"/>
    </style:style>
    <style:style style:name="T23" style:family="text">
      <style:text-properties fo:font-variant="normal" fo:text-transform="none" fo:color="#202124" loext:opacity="100%" style:font-name="inherit" fo:font-size="12pt" fo:letter-spacing="normal" fo:language="es" fo:country="EC" fo:font-style="normal" fo:font-weight="normal" style:font-size-asian="12pt" style:font-style-asian="normal" style:font-size-complex="12pt" style:font-style-complex="normal"/>
    </style:style>
    <style:style style:name="T24" style:family="text">
      <style:text-properties fo:font-variant="normal" fo:text-transform="none" fo:color="#202124" loext:opacity="100%" style:font-name="inherit" fo:font-size="12pt" fo:letter-spacing="normal" fo:language="es" fo:country="EC" fo:font-style="normal" fo:font-weight="normal" officeooo:rsid="0026d1fb" style:font-size-asian="12pt" style:font-style-asian="normal" style:font-size-complex="12pt" style:font-style-complex="normal"/>
    </style:style>
    <style:style style:name="T25" style:family="text">
      <style:text-properties fo:font-variant="normal" fo:text-transform="none" fo:color="#202124" loext:opacity="100%" style:font-name="inherit" fo:font-size="12pt" fo:letter-spacing="normal" fo:language="es" fo:country="EC" fo:font-style="normal" fo:font-weight="normal" officeooo:rsid="00264b77" fo:background-color="#ffff00" loext:char-shading-value="0" style:font-size-asian="12pt" style:font-size-complex="12pt"/>
    </style:style>
    <style:style style:name="T26" style:family="text">
      <style:text-properties fo:font-variant="normal" fo:text-transform="none" fo:color="#202124" loext:opacity="100%" style:font-name="inherit" fo:font-size="12pt" fo:letter-spacing="normal" fo:language="es" fo:country="EC" fo:font-style="normal" fo:font-weight="normal" fo:background-color="#ffff00" loext:char-shading-value="0" style:font-size-asian="12pt" style:font-size-complex="12pt"/>
    </style:style>
    <style:style style:name="T27" style:family="text">
      <style:text-properties fo:font-variant="normal" fo:text-transform="none" fo:color="#202124" loext:opacity="100%" style:font-name="inherit" fo:font-size="12pt" fo:letter-spacing="normal" fo:language="es" fo:country="EC" fo:font-style="italic" fo:font-weight="normal" officeooo:rsid="0026d1fb" style:font-size-asian="12pt" style:font-style-asian="italic" style:font-size-complex="12pt" style:font-style-complex="italic"/>
    </style:style>
    <style:style style:name="T28" style:family="text">
      <style:text-properties fo:font-variant="normal" fo:text-transform="none" fo:color="#202124" loext:opacity="100%" style:font-name="inherit" fo:font-size="12pt" fo:letter-spacing="normal" fo:language="es" fo:country="EC" fo:font-weight="normal" officeooo:rsid="0026d1fb" style:font-size-asian="12pt" style:font-size-complex="12pt"/>
    </style:style>
    <style:style style:name="T29" style:family="text">
      <style:text-properties fo:font-variant="normal" fo:text-transform="none" style:font-name="inherit" fo:letter-spacing="normal" fo:font-style="normal" fo:font-weight="normal"/>
    </style:style>
    <style:style style:name="T30" style:family="text">
      <style:text-properties fo:font-variant="normal" fo:text-transform="none" style:font-name="inherit" fo:letter-spacing="normal" fo:font-style="normal" fo:font-weight="normal" loext:padding="0.049cm" loext:border="0.06pt solid #d9d9e3"/>
    </style:style>
    <style:style style:name="T31" style:family="text">
      <style:text-properties fo:font-variant="normal" fo:text-transform="none" style:font-name="inherit" fo:letter-spacing="normal" fo:font-style="normal" fo:font-weight="normal" officeooo:rsid="0019ae9d"/>
    </style:style>
    <style:style style:name="T32" style:family="text">
      <style:text-properties officeooo:rsid="0017beb2"/>
    </style:style>
    <style:style style:name="T33" style:family="text">
      <style:text-properties fo:color="#202124" loext:opacity="100%" style:font-name="inherit" fo:language="es" fo:country="EC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<text:span text:style-name="T6">Recomienda</text:span><text:span text:style-name="T5">: </text:span>Glorius Baster</text:p>
      <text:p text:style-name="P2"/>
      <text:p text:style-name="P2"/>
      <text:p text:style-name="P10">Dialogo</text:p>
      <text:p text:style-name="P2"/>
      <text:p text:style-name="P2">And this is for my Huggy Bug, in honor of this special day.</text:p>
      <text:p text:style-name="P13"><text:s text:c="5"/><text:span text:style-name="T1">/e/ /e/ <text:s text:c="17"/>/en onor/ <text:s text:c="2"/></text:span><text:span text:style-name="T2">thoes</text:span></text:p>
      <text:p text:style-name="P2">Special day? Oh, what have I forgotten now?</text:p>
      <text:p text:style-name="P2"><text:tab/><text:tab/><text:span text:style-name="T1"> <text:s text:c="8"/>/warevai/ <text:s/>/forgannow/</text:span></text:p>
      <text:p text:style-name="P2"/>
      <text:p text:style-name="P2">Now, don't panic. </text:p>
      <text:p text:style-name="P14">/naurón/ /pénic/</text:p>
      <text:p text:style-name="P2"/>
      <text:p text:style-name="P2">Is it <text:s text:c="3"/>bacon <text:s text:c="5"/>day? </text:p>
      <text:p text:style-name="P14">/Ised/ <text:s text:c="2"/>/BEIken/ <text:s text:c="5"/>/dEi/</text:p>
      <text:p text:style-name="P2"><text:tab/> <text:s text:c="7"/><text:span text:style-name="T3"><text:s/>e con</text:span></text:p>
      <text:p text:style-name="P1"><text:tab/> <text:s text:c="8"/>la boca</text:p>
      <text:p text:style-name="P1"><text:tab/> <text:s text:c="8"/>cerrado</text:p>
      <text:p text:style-name="P2">No. That's crazy talk.</text:p>
      <text:p text:style-name="P14">/Noudatś/ /KREIzzytok/</text:p>
      <text:p text:style-name="P2"/>
      <text:p text:style-name="P2"/>
      <text:p text:style-name="P3">She's getting impatient. </text:p>
      <text:p text:style-name="P15">/ShsGE<text:span text:style-name="T4">r</text:span>in/ <text:s/>/mPEIshn/</text:p>
      <text:p text:style-name="P3"/>
      <text:p text:style-name="P3">Take a stab at it.</text:p>
      <text:p text:style-name="P2"/>
      <text:p text:style-name="P2">Happy... Valentine's Day.</text:p>
      <text:p text:style-name="P2"/>
      <text:p text:style-name="P2">- Oh, thank you, dear.</text:p>
      <text:p text:style-name="P2"/>
      <text:p text:style-name="P2">- Whoo-hoo!</text:p>
      <text:p text:style-name="P2"><text:s/></text:p>
      <text:p text:style-name="P2"><text:s/></text:p>
      <text:p text:style-name="P11">Ejercicio<text:span text:style-name="T32">s</text:span></text:p>
      <text:p text:style-name="P4"/>
      <text:p text:style-name="P12">En presente perfecto </text:p>
      <text:p text:style-name="P12"/>
      <text:p text:style-name="P5">Yo he pasado tiempo con mi hija</text:p>
      <text:p text:style-name="P4">I have spent time with my <text:span text:style-name="T8">daughter</text:span></text:p>
      <text:p text:style-name="P4"><text:span text:style-name="T8"/></text:p>
      <text:p text:style-name="P5"><text:span text:style-name="T8">Que has olvidado</text:span></text:p>
      <text:p text:style-name="P6"><text:span text:style-name="T8">What </text:span><text:span text:style-name="T9">have</text:span><text:span text:style-name="T8"> you forgotten</text:span></text:p>
      <text:p text:style-name="P6"><text:span text:style-name="T8"/></text:p>
      <text:p text:style-name="P7"><text:span text:style-name="T9">What you have forgotten is something than I can´t forget \Lo que tu has olvidado es imperdonable</text:span></text:p>
      <text:p text:style-name="P7"><text:span text:style-name="T9"/></text:p>
      <text:p text:style-name="P7"><text:span text:style-name="T9"/></text:p>
      <text:p text:style-name="P12"><text:span text:style-name="T13">C</text:span><text:span text:style-name="T7">omo sugeto</text:span></text:p>
      <text:p text:style-name="P8"><text:span text:style-name="T8"/></text:p>
      <text:p text:style-name="P5"><text:span text:style-name="T8">Lo que yo he recibido <text:s/>es una familia maravillosa </text:span></text:p>
      <text:p text:style-name="P7"><text:soft-page-break/><text:span text:style-name="T9">What I have received is a </text:span><text:bookmark text:name="tw-target-text"/><text:span text:style-name="T8">wanderfull</text:span><text:span text:style-name="T9"> family</text:span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30"><text:span text:style-name="T9">what I have received is much more than I had expected</text:span></text:p>
      <text:p text:style-name="P31"><text:span text:style-name="T9">what I have received is </text:span><text:bookmark text:name="tw-target-text5"/><text:span text:style-name="T9">the </text:span><text:span text:style-name="T10">last thing </text:span><text:span text:style-name="T9">I expected / </text:span><text:span text:style-name="T10">Lo que he recibido es la ultima cosa que esperaba</text:span></text:p>
      <text:p text:style-name="P32"><text:span text:style-name="T10"/></text:p>
      <text:p text:style-name="P39"><text:span text:style-name="T31">L</text:span><text:span text:style-name="T29">o que Andrea ha sentido es algo muy fuerte</text:span></text:p>
      <text:p text:style-name="P34"><text:span text:style-name="T8">What Adrea has felt </text:span><text:span text:style-name="T11">has</text:span><text:span text:style-name="T8"> </text:span><text:span text:style-name="T11">to</text:span><text:span text:style-name="T8"> be something very </text:span><text:span text:style-name="T11">strong</text:span></text:p>
      <text:p text:style-name="P9"><text:span text:style-name="T12"/></text:p>
      <text:p text:style-name="P16"><text:span text:style-name="T30">Lo que miguel ha dicho será recordado</text:span></text:p>
      <text:p text:style-name="P35"><text:span text:style-name="T8">What Miguel has said will be remembered</text:span></text:p>
      <text:p text:style-name="P35"><text:span text:style-name="T8"/></text:p>
      <text:p text:style-name="P40"><text:span text:style-name="T29">Como objeto de un verbo</text:span></text:p>
      <text:p text:style-name="P36"><text:span text:style-name="T8">I don´t understand what you have said</text:span></text:p>
      <text:p text:style-name="P36"><text:span text:style-name="T8"/></text:p>
      <text:p text:style-name="P40"><text:span text:style-name="T29">El no entiende lo que tu has recibido</text:span></text:p>
      <text:p text:style-name="P17"><text:span text:style-name="T8">He doesn't understand what you have received</text:span></text:p>
      <text:p text:style-name="P17"><text:span text:style-name="T8"/></text:p>
      <text:p text:style-name="P38"><text:span text:style-name="T29">Yo amo lo que tu has hecho por mi</text:span></text:p>
      <text:p text:style-name="P18"><text:span text:style-name="T8">I love what you done for me</text:span></text:p>
      <text:p text:style-name="P17"><text:span text:style-name="T8"/></text:p>
      <text:p text:style-name="P38"><text:span text:style-name="T29">Necesito ver lo que has estado estudiando</text:span></text:p>
      <text:p text:style-name="P19"><text:span text:style-name="T15">I need to see what you have been studying</text:span></text:p>
      <text:p text:style-name="P20"><text:span text:style-name="T14">I need look at what you have been studying</text:span></text:p>
      <text:p text:style-name="P21"><text:span text:style-name="T16">I need to take a look at what you have been studying</text:span></text:p>
      <text:p text:style-name="P21"><text:span text:style-name="T16"/></text:p>
      <text:p text:style-name="P22"><text:span text:style-name="T16">I </text:span><text:span text:style-name="T14">go out of my way to get <text:s/>a new job</text:span></text:p>
      <text:p text:style-name="P22"><text:span text:style-name="T16">I </text:span><text:span text:style-name="T14">go out of my way to make you feel <text:s/>loved</text:span></text:p>
      <text:p text:style-name="P20"><text:span text:style-name="T16"><text:s text:c="8"/>/</text:span><text:span text:style-name="T17">aorof</text:span><text:span text:style-name="T16">/</text:span></text:p>
      <text:p text:style-name="P22"><text:span text:style-name="T16"/></text:p>
      <text:p text:style-name="P22"><text:span text:style-name="T16"/></text:p>
      <text:p text:style-name="P22"><text:span text:style-name="T16"/></text:p>
      <text:p text:style-name="P22"><text:soft-page-break/><text:span text:style-name="T16">E</text:span><text:span text:style-name="T14">l se esfuerza poor darle lo mejor a ella</text:span></text:p>
      <text:p text:style-name="P22"><text:span text:style-name="T16">H</text:span><text:span text:style-name="T14">e goes out his way to give her the best</text:span></text:p>
      <text:p text:style-name="P24"><text:span text:style-name="T14"/></text:p>
      <text:p text:style-name="P24"><text:span text:style-name="T14">Ella se esfuerzo por cuidad a su familia</text:span></text:p>
      <text:p text:style-name="P23"><text:span text:style-name="T18">She</text:span><text:span text:style-name="T17"> goes out </text:span><text:span text:style-name="T19">her</text:span><text:span text:style-name="T17"> way to </text:span><text:span text:style-name="T20">take care of </text:span><text:span text:style-name="T26">h</text:span><text:span text:style-name="T25">er</text:span><text:span text:style-name="T20"> family</text:span></text:p>
      <text:p text:style-name="P23"><text:span text:style-name="T20"/></text:p>
      <text:p text:style-name="P24"><text:span text:style-name="T20">El esta haciendo un esfuerzo para encontrar el regalo perfecto para ella</text:span></text:p>
      <text:p text:style-name="P25"><text:span text:style-name="T21">He goes out </text:span><text:span text:style-name="T22">of</text:span><text:span text:style-name="T21"> his way </text:span><text:span text:style-name="T20">to find the perfect gift for he</text:span><text:span text:style-name="T21">r.</text:span></text:p>
      <text:p text:style-name="P24"><text:span text:style-name="T20"/></text:p>
      <text:p text:style-name="P26"><text:span text:style-name="T20">El hace un esfuerzo adicional para hacer que ella se sienta escuchada</text:span></text:p>
      <text:p text:style-name="P27"><text:span text:style-name="T20">He </text:span><text:span text:style-name="T20">goes out of his way to make her feel he</text:span><text:span text:style-name="T22">ard</text:span></text:p>
      <text:p text:style-name="P28"><text:span text:style-name="T28">/hiGOUSarafis wei</text:span><text:span text:style-name="T24">/</text:span></text:p>
      <text:p text:style-name="P28"><text:span text:style-name="T24"/></text:p>
      <text:p text:style-name="P29"><text:span text:style-name="T24">E</text:span><text:span text:style-name="T23">lla se esfuera para que el note lo que ella a hecho por el</text:span></text:p>
      <text:p text:style-name="P29"><text:span text:style-name="T23">She </text:span><text:span text:style-name="T24"><text:s/></text:span><text:span text:style-name="T23">goes out of her way to make him see what she has done for him</text:span></text:p>
      <text:p text:style-name="P23"><text:span text:style-name="T20"/></text:p>
      <text:p text:style-name="P22"><text:span text:style-name="T14"/></text:p>
      <text:p text:style-name="P22"><text:span text:style-name="T14"/></text:p>
      <text:p text:style-name="P22"><text:span text:style-name="T14"/></text:p>
      <text:p text:style-name="P41"><text:span text:style-name="T33"/></text:p>
      <text:p text:style-name="P20"><text:span text:style-name="T15"/></text:p>
      <text:p text:style-name="P20"><text:span text:style-name="T15"/></text:p>
      <text:p text:style-name="P37"/>
      <text:p text:style-name="P36"><text:span text:style-name="T8"/></text:p>
      <text:p text:style-name="P35"><text:span text:style-name="T8"/></text:p>
      <text:p text:style-name="P35"><text:span text:style-name="T8"/></text:p>
      <text:p text:style-name="P33"><text:span text:style-name="T8"/></text:p>
      <text:p text:style-name="P7"><text:span text:style-name="T9"/></text:p>
      <text:p text:style-name="P7"><text:span text:style-name="T9"/></text:p>
      <text:p text:style-name="P7"><text:span text:style-name="T9"/></text:p>
      <text:p text:style-name="P5"><text:span text:style-name="T8"/></text:p>
      <text:p text:style-name="P5"><text:span text:style-name="T8"/></text:p>
      <text:p text:style-name="P6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ans Serif" svg:font-family="'Sans Serif'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21:46:11.165976566</meta:creation-date>
    <dc:date>2024-02-07T19:02:22.561018779</dc:date>
    <meta:editing-duration>PT22H25M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3" meta:paragraph-count="63" meta:word-count="422" meta:character-count="2201" meta:non-whitespace-character-count="1739"/>
  </office:meta>
</office:document-meta>
</file>